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6.973cm" svg:height="14.961cm" svg:x="16.946cm" svg:y="4.164cm">
            <draw:object draw:notify-on-update-of-ranges="Лист1.A2:Лист1.A101 Лист1.B2:Лист1.B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.962cm" svg:height="14.954cm" svg:x="15.611cm" svg:y="19.364cm">
            <draw:object draw:notify-on-update-of-ranges="Лист1.A2:Лист1.A101 Лист1.C2:Лист1.C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оличество ребер</text:p>
          </table:table-cell>
          <table:table-cell office:value-type="string" calcext:value-type="string">
            <text:p>Дейкстра на 2-куче</text:p>
          </table:table-cell>
          <table:table-cell office:value-type="string" calcext:value-type="string">
            <text:p>Декстра с метками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1" calcext:value-type="float">
            <text:p>1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5" calcext:value-type="float">
            <text:p>1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7" calcext:value-type="float">
            <text:p>1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2" calcext:value-type="float">
            <text:p>2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5" calcext:value-type="float">
            <text:p>2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24" calcext:value-type="float">
            <text:p>2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25" calcext:value-type="float">
            <text:p>2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19" calcext:value-type="float">
            <text:p>1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21" calcext:value-type="float">
            <text:p>2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7" calcext:value-type="float">
            <text:p>2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41" calcext:value-type="float">
            <text:p>4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36" calcext:value-type="float">
            <text:p>3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24" calcext:value-type="float">
            <text:p>2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54" calcext:value-type="float">
            <text:p>5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50" calcext:value-type="float">
            <text:p>5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45" calcext:value-type="float">
            <text:p>4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41" calcext:value-type="float">
            <text:p>4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42" calcext:value-type="float">
            <text:p>4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45" calcext:value-type="float">
            <text:p>4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47" calcext:value-type="float">
            <text:p>4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53" calcext:value-type="float">
            <text:p>5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33" calcext:value-type="float">
            <text:p>3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55" calcext:value-type="float">
            <text:p>5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39" calcext:value-type="float">
            <text:p>3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52" calcext:value-type="float">
            <text:p>5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58" calcext:value-type="float">
            <text:p>5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59" calcext:value-type="float">
            <text:p>5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61" calcext:value-type="float">
            <text:p>6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56" calcext:value-type="float">
            <text:p>5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52" calcext:value-type="float">
            <text:p>5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44" calcext:value-type="float">
            <text:p>4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87" calcext:value-type="float">
            <text:p>8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86" calcext:value-type="float">
            <text:p>8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78" calcext:value-type="float">
            <text:p>78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59" calcext:value-type="float">
            <text:p>5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52" calcext:value-type="float">
            <text:p>5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104" calcext:value-type="float">
            <text:p>10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82" calcext:value-type="float">
            <text:p>8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63" calcext:value-type="float">
            <text:p>6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101" calcext:value-type="float">
            <text:p>1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93" calcext:value-type="float">
            <text:p>9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60" calcext:value-type="float">
            <text:p>6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123" calcext:value-type="float">
            <text:p>12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105" calcext:value-type="float">
            <text:p>10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16" calcext:value-type="float">
            <text:p>11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109" calcext:value-type="float">
            <text:p>10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73" calcext:value-type="float">
            <text:p>73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125" calcext:value-type="float">
            <text:p>12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103" calcext:value-type="float">
            <text:p>103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69" calcext:value-type="float">
            <text:p>6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133" calcext:value-type="float">
            <text:p>13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110" calcext:value-type="float">
            <text:p>11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101" calcext:value-type="float">
            <text:p>101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94" calcext:value-type="float">
            <text:p>94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02" calcext:value-type="float">
            <text:p>10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79" calcext:value-type="float">
            <text:p>79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70" calcext:value-type="float">
            <text:p>7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79" calcext:value-type="float">
            <text:p>79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97" calcext:value-type="float">
            <text:p>97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04" calcext:value-type="float">
            <text:p>10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124" calcext:value-type="float">
            <text:p>12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126" calcext:value-type="float">
            <text:p>12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76" calcext:value-type="float">
            <text:p>7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108" calcext:value-type="float">
            <text:p>108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65" calcext:value-type="float">
            <text:p>6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122" calcext:value-type="float">
            <text:p>122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133" calcext:value-type="float">
            <text:p>133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104" calcext:value-type="float">
            <text:p>10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129" calcext:value-type="float">
            <text:p>12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41" calcext:value-type="float">
            <text:p>141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130" calcext:value-type="float">
            <text:p>13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146" calcext:value-type="float">
            <text:p>146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119" calcext:value-type="float">
            <text:p>119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131" calcext:value-type="float">
            <text:p>13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63" calcext:value-type="float">
            <text:p>16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130" calcext:value-type="float">
            <text:p>130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105" calcext:value-type="float">
            <text:p>105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139" calcext:value-type="float">
            <text:p>13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109" calcext:value-type="float">
            <text:p>10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51" calcext:value-type="float">
            <text:p>15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159" calcext:value-type="float">
            <text:p>159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153" calcext:value-type="float">
            <text:p>15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161" calcext:value-type="float">
            <text:p>161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149" calcext:value-type="float">
            <text:p>149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51" calcext:value-type="float">
            <text:p>15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130" calcext:value-type="float">
            <text:p>13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140" calcext:value-type="float">
            <text:p>140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186" calcext:value-type="float">
            <text:p>18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179" calcext:value-type="float">
            <text:p>179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38" calcext:value-type="float">
            <text:p>138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151" calcext:value-type="float">
            <text:p>151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179" calcext:value-type="float">
            <text:p>179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186" calcext:value-type="float">
            <text:p>18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180" calcext:value-type="float">
            <text:p>180</text:p>
          </table:table-cell>
          <table:table-cell office:value-type="float" office:value="575" calcext:value-type="float">
            <text:p>5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6T01:15:15.274819085</dc:date>
    <meta:document-statistic meta:table-count="1" meta:cell-count="303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974cm" svg:height="14.962cm" xlink:href=".." xlink:type="simple" chart:class="chart:scatter" chart:column-mapping="0 1" chart:style-name="ch1">
        <chart:legend chart:legend-position="end" svg:x="24.016cm" svg:y="7.182cm" style:legend-expansion="high" chart:style-name="ch2"/>
        <chart:plot-area chart:style-name="ch3" table:cell-range-address="Лист1.A2:Лист1.B101" svg:x="0.539cm" svg:y="0.299cm" svg:width="22.938cm" svg:height="14.364cm">
          <chartooo:coordinate-region svg:x="1.346cm" svg:y="0.499cm" svg:width="21.388cm" svg:height="13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01" chart:class="chart:scatter">
            <chart:domain table:cell-range-address="Лист1.A2:Лист1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2:Лист1.A101</svg:desc>
                </draw:g>
              </table:table-cell>
              <table:table-cell office:value-type="float" office:value="2">
                <text:p>2</text:p>
                <draw:g>
                  <svg:desc>Лист1.B2:Лист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0">
                <text:p>31000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0">
                <text:p>32000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0">
                <text:p>3300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0">
                <text:p>34000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0">
                <text:p>3500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0">
                <text:p>36000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0">
                <text:p>37000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0">
                <text:p>3800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0">
                <text:p>3900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0">
                <text:p>40000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0">
                <text:p>4100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0">
                <text:p>42000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0">
                <text:p>4300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0">
                <text:p>4400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0">
                <text:p>45000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0">
                <text:p>4600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0">
                <text:p>4700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0">
                <text:p>48000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0">
                <text:p>49000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0">
                <text:p>50000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0">
                <text:p>51000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0">
                <text:p>520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0">
                <text:p>53000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0">
                <text:p>54000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0">
                <text:p>55000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0">
                <text:p>56000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0">
                <text:p>57000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0">
                <text:p>58000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0">
                <text:p>59000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0">
                <text:p>6000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0">
                <text:p>61000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0">
                <text:p>6200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0">
                <text:p>63000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0">
                <text:p>64000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0">
                <text:p>65000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0">
                <text:p>66000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0">
                <text:p>67000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0">
                <text:p>6800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0">
                <text:p>69000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0">
                <text:p>70000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0">
                <text:p>71000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0">
                <text:p>72000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0">
                <text:p>73000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0">
                <text:p>74000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0">
                <text:p>75000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0">
                <text:p>76000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0">
                <text:p>77000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0">
                <text:p>78000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0">
                <text:p>79000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0">
                <text:p>80000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0">
                <text:p>81000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0">
                <text:p>82000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0">
                <text:p>83000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0">
                <text:p>84000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0">
                <text:p>85000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0">
                <text:p>860000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0">
                <text:p>87000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0">
                <text:p>88000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0">
                <text:p>89000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0">
                <text:p>90000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0">
                <text:p>91000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0">
                <text:p>92000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0">
                <text:p>9300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0">
                <text:p>94000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0">
                <text:p>95000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0">
                <text:p>96000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0">
                <text:p>97000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0">
                <text:p>9800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0">
                <text:p>9900000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963cm" svg:height="14.955cm" xlink:href=".." xlink:type="simple" chart:class="chart:scatter" chart:style-name="ch1">
        <chart:legend chart:legend-position="end" svg:x="24.005cm" svg:y="7.178cm" style:legend-expansion="high" chart:style-name="ch2"/>
        <chart:plot-area chart:style-name="ch3" table:cell-range-address="Лист1.A2:Лист1.A101 Лист1.C2:Лист1.C101" svg:x="0.539cm" svg:y="0.299cm" svg:width="22.927cm" svg:height="14.357cm">
          <chartooo:coordinate-region svg:x="1.346cm" svg:y="0.498cm" svg:width="21.377cm" svg:height="13.5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2:Лист1.C101" chart:class="chart:scatter">
            <chart:domain table:cell-range-address="Лист1.A2:Лист1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2:Лист1.A101</svg:desc>
                </draw:g>
              </table:table-cell>
              <table:table-cell office:value-type="float" office:value="291">
                <text:p>291</text:p>
                <draw:g>
                  <svg:desc>Лист1.C2:Лист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0">
                <text:p>310000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0">
                <text:p>320000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0">
                <text:p>330000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0">
                <text:p>340000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0">
                <text:p>350000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0">
                <text:p>360000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0">
                <text:p>37000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0">
                <text:p>38000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0">
                <text:p>390000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0">
                <text:p>4000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0">
                <text:p>410000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0">
                <text:p>420000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0">
                <text:p>430000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0">
                <text:p>440000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0">
                <text:p>450000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0">
                <text:p>460000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0">
                <text:p>47000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0">
                <text:p>480000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0">
                <text:p>490000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0">
                <text:p>500000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0">
                <text:p>510000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0">
                <text:p>520000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0">
                <text:p>53000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0">
                <text:p>540000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0">
                <text:p>550000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0">
                <text:p>560000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0">
                <text:p>570000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0">
                <text:p>580000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0">
                <text:p>590000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0">
                <text:p>60000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0">
                <text:p>610000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0">
                <text:p>620000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0">
                <text:p>630000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0">
                <text:p>6400000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0">
                <text:p>650000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0">
                <text:p>660000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0">
                <text:p>670000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0">
                <text:p>680000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0">
                <text:p>690000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0">
                <text:p>70000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0">
                <text:p>710000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0">
                <text:p>720000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0">
                <text:p>730000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0">
                <text:p>740000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0">
                <text:p>750000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0">
                <text:p>760000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0">
                <text:p>770000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0">
                <text:p>780000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0">
                <text:p>79000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0">
                <text:p>800000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0">
                <text:p>810000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0">
                <text:p>820000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0">
                <text:p>830000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0">
                <text:p>84000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0">
                <text:p>850000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0">
                <text:p>860000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0">
                <text:p>870000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0">
                <text:p>880000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0">
                <text:p>890000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0">
                <text:p>900000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0">
                <text:p>910000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0">
                <text:p>9200000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0">
                <text:p>9300000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0">
                <text:p>940000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0">
                <text:p>950000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0">
                <text:p>9600000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0">
                <text:p>9700000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0">
                <text:p>9800000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0">
                <text:p>9900000</text:p>
              </table:table-cell>
              <table:table-cell office:value-type="float" office:value="575">
                <text:p>5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